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>ln</mi>
            <mrow>
              <mrow>
                <mo fence="true" stretchy="false">(</mo>
                <mrow>
                  <msup>
                    <mi>x</mi>
                    <mfrac>
                      <mi>n</mi>
                      <mi>n</mi>
                    </mfrac>
                  </msup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row>
              <mi>n</mi>
              <mo stretchy="false">∗</mo>
              <mi>ln</mi>
            </mrow>
            <mrow>
              <mrow>
                <mo fence="true" stretchy="false">(</mo>
                <mrow>
                  <msup>
                    <mi>x</mi>
                    <mfrac>
                      <mn>1</mn>
                      <mi>n</mi>
                    </mfrac>
                  </msup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i>ln</mi>
            <mrow>
              <mrow>
                <mo fence="true" stretchy="false">(</mo>
                <mrow>
                  <msup>
                    <mi>x</mi>
                    <mfrac>
                      <mn>1</mn>
                      <mi>n</mi>
                    </mfrac>
                  </msup>
                </mrow>
                <mo fence="true" stretchy="false">)</mo>
              </mrow>
              <mo stretchy="false">=</mo>
              <mrow>
                <mfrac>
                  <mn>1</mn>
                  <mi>n</mi>
                </mfrac>
                <mo stretchy="false">∗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ln( x^{n over n} )=ln( x )
newline
newline
drarrow n*ln( x^{1 over n} )=ln( x )
newline
newline
drarrow ln( x^{1 over n} )={1 over n}*ln( x )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4T11:52:19.395906102</meta:creation-date>
    <dc:date>2020-05-14T11:54:26.817091853</dc:date>
    <meta:editing-duration>PT2M8S</meta:editing-duration>
    <meta:editing-cycles>1</meta:editing-cycles>
    <meta:generator>LibreOffice/6.4.3.2$Linux_X86_64 LibreOffice_project/40$Build-2</meta:generator>
  </office:meta>
</office:document-meta>
</file>